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1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6"/>
      <text:p text:style-name="P6">[Page 1]</text:p>
      <text:p text:style-name="P7">For a funeral/</text:p>
      <text:p text:style-name="P6">Not because the loss has in very deed stunned/ me, it is of less weight to those who are/ compelled to bear it, or less grievous to the/ Hebrew community of Philadelphia. <text:s/>Only/ yesterday at the consecration of a synagogue, my/ announcing this sad event to a<text:span text:style-name="T2">n</text:span><text:span text:style-name="T3"> fellow-Israelite, who/ sat next to me, it cause a painful </text:span><text:span text:style-name="T2">emotion</text:span><text:span text:style-name="T3"> sensation/ and elicited the following expression. <text:s/>"Mrs/ ......... was inherently good, charitable/ without ostentation, kind and considerate/ towards </text:span><text:span text:style-name="T2">others</text:span><text:span text:style-name="T3"> creatures less fortunately circumstanced/ </text:span><text:span text:style-name="T2">than herself</text:span><text:span text:style-name="T3"> from a temporal point of/ view than she herself was. <text:s/>Now: That testimony </text:span><text:span text:style-name="T2">was</text:span><text:span text:style-name="T3"> came spontaneously, and/ </text:span><text:span text:style-name="T2">it</text:span><text:span text:style-name="T3"> spoke volumes for the character of the loving/ mother and worthy Jewess. <text:s/>Many who/ knew how under an unpretentious </text:span><text:span text:style-name="T2">demeanour</text:span><text:span text:style-name="T3"> carriage,/ and </text:span><text:span text:style-name="T2">[?]</text:span><text:span text:style-name="T3"> unassuming demeanour, a heart warm with human </text:span><text:span text:style-name="T2">kindness</text:span><text:span text:style-name="T3"> compassion beat/ high, will lament a transition so fearfully/ quick, and too premature for the welfare/ of the </text:span><text:span text:style-name="T2">unfortunate</text:span><text:span text:style-name="T3"> hapless and the necessitous./</text:span></text:p>
      <text:p text:style-name="P6"><text:span text:style-name="T3"/></text:p>
      <text:p text:style-name="P6"><text:span text:style-name="T3">[Page 2]</text:span></text:p>
      <text:p text:style-name="P6"><text:span text:style-name="T3">As to myself, I realize, at this melancholy/ hour, the wise </text:span><text:span text:style-name="T2">[?]</text:span><text:span text:style-name="T3"> imparting of the ancient Sages of our/ people. <text:s/>They recommend that we should not/ attempt to console the mourners, while their/ dear dead </text:span><text:soft-page-break/><text:span text:style-name="T3">lies unburied before them. <text:s/>I do feel/ how inadequate, how utterly incapable my words must be/ to allay the anguish of children and relatives,/ who have been deprived of the joyous asso-/-ciation of such a being, as </text:span><text:span text:style-name="T2">she</text:span><text:span text:style-name="T3"> the daughter of Israel whom I am/ doomed to carry to the silent grave. <text:s/>Only duty/ in its multifarious forms, domestic, social and/ commercial, demanding an </text:span><text:span text:style-name="T2">clear</text:span><text:span text:style-name="T3"> unclouded mind for its/ faithful discharge, will, in time, assuage an/ affliction so deep. <text:s/>Duty to the living </text:span><text:span text:style-name="T2">others</text:span><text:span text:style-name="T3"> and the satisfaction derived from its fulfilment[sic!] will/ lead the bereaved </text:span><text:span text:style-name="T2">to</text:span><text:span text:style-name="T3"> in the way of comfort and make them look upon this departure,/ as an ordination of the Most High to which/ they will resignedly bow. <text:s/>But sorrowing/ now with the sorrowful, I also am bid by duty to/ ask of the survivors to perpetuate the memory/ of the noble souled Jewess, by acts of mercy to the/ unfortunate, of charity, which covers a multitude/ of sins, to those who need aid, counsel, guidance/</text:span></text:p>
      <text:p text:style-name="P6"><text:span text:style-name="T3"/></text:p>
      <text:p text:style-name="P6"><text:span text:style-name="T3">[Page 3]</text:span></text:p>
      <text:p text:style-name="P6"><text:span text:style-name="T3">and tangible proofs of </text:span><text:span text:style-name="T2">compassion</text:span><text:span text:style-name="T3"> commiseration. <text:s/>I feel/ confident that </text:span><text:span text:style-name="T2">acts of goodness</text:span><text:span text:style-name="T3"> deeds of benevolence will be twice/ blessed, blessing the givers and the recipients,/ and she whose undying spirit is now/ beatified in the heavenly heights, will look/ down approvingly on her dear ones, and pray/ to God for their happiness on earth./ <text:s/>O Lord! <text:s/>Let Thy Paternal grace rest with the/ family of Thy hand maid....... and </text:span><text:span text:style-name="T2">let</text:span><text:span text:style-name="T3"> vouch/ </text:span><text:span text:style-name="T2">her own shortcomings be</text:span><text:span text:style-name="T3"> safe to pardon</text:span><text:span text:style-name="T2">ed</text:span><text:span text:style-name="T3"> her shortcomings because of the/ many virtues </text:span><text:span text:style-name="T2">which</text:span><text:span text:style-name="T3"> that she practise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22T13:42:41.11</meta:creation-date>
    <dc:date>2012-10-22T14:00:12.60</dc:date>
    <dc:creator>Penn Libraries</dc:creator>
    <meta:editing-duration>PT00H00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626" meta:character-count="4087"/>
  </office:meta>
</office:document-meta>
</file>